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219cm"/>
    </style:style>
    <style:style style:name="Table1.B" style:family="table-column">
      <style:table-column-properties style:column-width="14.781cm"/>
    </style:style>
    <style:style style:name="Table1.A1" style:family="table-cell">
      <style:table-cell-properties style:vertical-align="middle" fo:padding="0.049cm" fo:border="none"/>
    </style:style>
    <style:style style:name="P1" style:family="paragraph" style:parent-style-name="Heading_20_2">
      <style:text-properties fo:font-size="18pt" fo:font-weight="normal" officeooo:rsid="00069070" officeooo:paragraph-rsid="00069070" style:font-weight-asian="normal" style:font-weight-complex="normal"/>
    </style:style>
    <style:style style:name="P2" style:family="paragraph" style:parent-style-name="Standard">
      <style:text-properties fo:font-weight="bold" officeooo:rsid="00106622" officeooo:paragraph-rsid="00106622" style:font-weight-asian="bold" style:font-weight-complex="bold"/>
    </style:style>
    <style:style style:name="P3" style:family="paragraph" style:parent-style-name="Standard">
      <style:text-properties fo:font-weight="bold" officeooo:rsid="00150546" officeooo:paragraph-rsid="00150546" style:font-weight-asian="bold" style:font-weight-complex="bold"/>
    </style:style>
    <style:style style:name="P4" style:family="paragraph" style:parent-style-name="Standard">
      <style:text-properties fo:font-weight="bold" officeooo:rsid="0016feac" officeooo:paragraph-rsid="0016feac" style:font-weight-asian="bold" style:font-weight-complex="bold"/>
    </style:style>
    <style:style style:name="P5" style:family="paragraph" style:parent-style-name="Standard">
      <style:text-properties fo:font-weight="bold" officeooo:rsid="001a0992" officeooo:paragraph-rsid="001a0992" style:font-weight-asian="bold" style:font-weight-complex="bold"/>
    </style:style>
    <style:style style:name="P6" style:family="paragraph" style:parent-style-name="Standard">
      <style:text-properties fo:font-weight="bold" officeooo:rsid="001bc29d" officeooo:paragraph-rsid="001bc29d" style:font-weight-asian="bold" style:font-weight-complex="bold"/>
    </style:style>
    <style:style style:name="P7" style:family="paragraph" style:parent-style-name="Standard">
      <style:text-properties fo:font-size="18pt" fo:font-weight="bold" officeooo:rsid="00085a92" officeooo:paragraph-rsid="00085a92" style:font-weight-asian="bold" style:font-weight-complex="bold"/>
    </style:style>
    <style:style style:name="P8" style:family="paragraph" style:parent-style-name="Standard">
      <style:text-properties fo:font-size="18pt" fo:font-weight="bold" officeooo:rsid="000c7432" officeooo:paragraph-rsid="000c7432" style:font-weight-asian="bold" style:font-weight-complex="bold"/>
    </style:style>
    <style:style style:name="P9" style:family="paragraph" style:parent-style-name="Standard">
      <style:text-properties fo:font-size="18pt" fo:font-weight="normal" officeooo:rsid="00051c00" officeooo:paragraph-rsid="00051c00" style:font-weight-asian="normal" style:font-weight-complex="normal"/>
    </style:style>
    <style:style style:name="P10" style:family="paragraph" style:parent-style-name="Standard">
      <style:text-properties fo:font-size="18pt" fo:font-weight="normal" officeooo:rsid="00069070" officeooo:paragraph-rsid="00069070" style:font-weight-asian="normal" style:font-weight-complex="normal"/>
    </style:style>
    <style:style style:name="P11" style:family="paragraph" style:parent-style-name="Standard">
      <style:text-properties fo:font-size="18pt" fo:font-weight="normal" officeooo:rsid="000c7432" officeooo:paragraph-rsid="000c7432" style:font-weight-asian="normal" style:font-weight-complex="normal"/>
    </style:style>
    <style:style style:name="P12" style:family="paragraph" style:parent-style-name="Standard">
      <style:text-properties fo:font-size="22pt" fo:font-weight="bold" officeooo:rsid="0002e995" officeooo:paragraph-rsid="0002e995" style:font-weight-asian="bold" style:font-weight-complex="bold"/>
    </style:style>
    <style:style style:name="P13" style:family="paragraph" style:parent-style-name="Standard">
      <style:text-properties style:text-position="0% 100%" fo:font-size="18pt" fo:font-weight="normal" officeooo:rsid="000fb08c" officeooo:paragraph-rsid="000fb08c" style:font-weight-asian="normal" style:font-weight-complex="normal"/>
    </style:style>
    <style:style style:name="P14" style:family="paragraph" style:parent-style-name="Standard">
      <style:text-properties style:text-position="0% 100%" fo:font-size="18pt" fo:font-weight="bold" officeooo:rsid="000c7432" officeooo:paragraph-rsid="000c7432" style:font-weight-asian="bold" style:font-weight-complex="bold"/>
    </style:style>
    <style:style style:name="P15" style:family="paragraph" style:parent-style-name="Standard">
      <style:text-properties style:text-position="0% 100%" fo:font-size="18pt" fo:font-weight="bold" officeooo:rsid="000efaf6" officeooo:paragraph-rsid="000efaf6" style:font-weight-asian="bold" style:font-weight-complex="bold"/>
    </style:style>
    <style:style style:name="P16" style:family="paragraph" style:parent-style-name="Standard">
      <style:text-properties style:text-position="0% 100%" fo:font-size="18pt" fo:font-weight="bold" officeooo:rsid="000fb08c" officeooo:paragraph-rsid="000fb08c" style:font-weight-asian="bold" style:font-weight-complex="bold"/>
    </style:style>
    <style:style style:name="P17" style:family="paragraph" style:parent-style-name="Standard">
      <style:text-properties officeooo:paragraph-rsid="000fb741"/>
    </style:style>
    <style:style style:name="P18" style:family="paragraph" style:parent-style-name="Standard">
      <style:text-properties officeooo:rsid="00106622" officeooo:paragraph-rsid="00106622"/>
    </style:style>
    <style:style style:name="P19" style:family="paragraph" style:parent-style-name="Standard">
      <style:text-properties officeooo:rsid="0010c3cf" officeooo:paragraph-rsid="0010c3cf"/>
    </style:style>
    <style:style style:name="P20" style:family="paragraph" style:parent-style-name="Standard">
      <style:text-properties officeooo:paragraph-rsid="00138369"/>
    </style:style>
    <style:style style:name="P21" style:family="paragraph" style:parent-style-name="Standard">
      <style:text-properties fo:font-weight="normal" officeooo:rsid="001bc29d" officeooo:paragraph-rsid="001a0992" style:font-weight-asian="normal" style:font-weight-complex="normal"/>
    </style:style>
    <style:style style:name="P22" style:family="paragraph" style:parent-style-name="Text_20_body" style:list-style-name="L1"/>
    <style:style style:name="P23" style:family="paragraph" style:parent-style-name="Text_20_body">
      <style:text-properties fo:font-size="18pt" fo:font-weight="normal" officeooo:rsid="00069070" officeooo:paragraph-rsid="00069070" style:font-weight-asian="normal" style:font-weight-complex="normal"/>
    </style:style>
    <style:style style:name="P24" style:family="paragraph" style:parent-style-name="Text_20_body">
      <style:text-properties fo:font-size="18pt" fo:font-weight="bold" officeooo:rsid="000c7432" officeooo:paragraph-rsid="000c7432" style:font-weight-asian="bold" style:font-weight-complex="bold"/>
    </style:style>
    <style:style style:name="P25" style:family="paragraph" style:parent-style-name="Text_20_body" style:list-style-name="L2"/>
    <style:style style:name="P26" style:family="paragraph" style:parent-style-name="Text_20_body" style:list-style-name="L1">
      <style:paragraph-properties fo:margin-top="0cm" fo:margin-bottom="0cm" style:contextual-spacing="false"/>
    </style:style>
    <style:style style:name="P27" style:family="paragraph" style:parent-style-name="Text_20_body" style:list-style-name="L2">
      <style:paragraph-properties fo:margin-top="0cm" fo:margin-bottom="0cm" style:contextual-spacing="false"/>
    </style:style>
    <style:style style:name="T1" style:family="text">
      <style:text-properties fo:font-weight="bold" style:font-weight-asian="bold" style:font-weight-complex="bold"/>
    </style:style>
    <style:style style:name="T2" style:family="text">
      <style:text-properties fo:font-weight="bold" officeooo:rsid="00106622" style:font-weight-asian="bold" style:font-weight-complex="bold"/>
    </style:style>
    <style:style style:name="T3" style:family="text">
      <style:text-properties style:text-underline-style="none" fo:font-weight="bold" style:font-weight-asian="bold" style:font-weight-complex="bold"/>
    </style:style>
    <style:style style:name="T4" style:family="text">
      <style:text-properties fo:font-style="italic"/>
    </style:style>
    <style:style style:name="T5" style:family="text">
      <style:text-properties fo:font-weight="normal" style:font-weight-asian="normal" style:font-weight-complex="normal"/>
    </style:style>
    <style:style style:name="T6" style:family="text">
      <style:text-properties style:text-position="0% 100%" fo:font-size="18pt" fo:font-weight="normal" officeooo:rsid="000fb741" style:font-weight-asian="normal" style:font-weight-complex="normal"/>
    </style:style>
    <style:style style:name="T7" style:family="text">
      <style:text-properties officeooo:rsid="00106622"/>
    </style:style>
    <style:style style:name="T8" style:family="text">
      <style:text-properties officeooo:rsid="0010c3cf"/>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Slide in on scroll</text:p>
      <text:p text:style-name="P12"/>
      <text:p text:style-name="P9"><text:span text:style-name="T3">Challenge</text:span> : is that how to associate / or tell image that it’s the time to slide in. </text:p>
      <text:p text:style-name="P9">Image needs to slide in when it start to get visible in the screen on being scrolled up / down.</text:p>
      <text:p text:style-name="P9"/>
      <text:p text:style-name="P7">Learning:</text:p>
      <text:p text:style-name="P10">Box-sizing : border-box</text:p>
      <text:p text:style-name="P23">The <text:span text:style-name="Source_20_Text">box-sizing</text:span> property can be used to adjust this behavior:</text:p>
      <text:list xml:id="list1721099091" text:style-name="L1">
        <text:list-item>
          <text:p text:style-name="P26"><text:span text:style-name="Source_20_Text">content-box</text:span> gives you the default CSS box-sizing behavior. If you set an element's width to 100 pixels, then the element's content box will be 100 pixels wide, and the width of any border or padding will be added to the final rendered width, making the element wider than 100px. </text:p>
        </text:list-item>
        <text:list-item>
          <text:p text:style-name="P22"><text:span text:style-name="Source_20_Text">border-box</text:span> tells the browser to account for any border and padding in the values you specify for an element's width and height. If you set an element's width to 100 pixels, that 100 pixels will include any border or padding you added, and the content box will shrink to absorb that extra width. This typically makes it much easier to size elements. </text:p>
        </text:list-item>
      </text:list>
      <text:h text:style-name="P1" text:outline-level="2">CSS Syntax</text:h>
      <text:p text:style-name="Text_20_body">box-sizing: content-box|border-box|initial|inherit;</text:p>
      <text:h text:style-name="Heading_20_2" text:outline-level="2">Property Values</text:h>
      <table:table table:name="Table1" table:style-name="Table1">
        <table:table-column table:style-name="Table1.A"/>
        <table:table-column table:style-name="Table1.B"/>
        <table:table-row table:style-name="TableLine94910024412256">
          <table:table-cell table:style-name="Table1.A1" office:value-type="string">
            <text:p text:style-name="Table_20_Heading">Value</text:p>
          </table:table-cell>
          <table:table-cell table:style-name="Table1.A1" office:value-type="string">
            <text:p text:style-name="Table_20_Heading">Description</text:p>
          </table:table-cell>
        </table:table-row>
        <table:table-row table:style-name="TableLine94910024412256">
          <table:table-cell table:style-name="Table1.A1" office:value-type="string">
            <text:p text:style-name="Table_20_Contents">content-box</text:p>
          </table:table-cell>
          <table:table-cell table:style-name="Table1.A1" office:value-type="string">
            <text:p text:style-name="Table_20_Contents">Default. The width and height properties (and min/max properties) includes only the content. Border and padding are not included</text:p>
          </table:table-cell>
        </table:table-row>
        <table:table-row table:style-name="TableLine94910024412256">
          <table:table-cell table:style-name="Table1.A1" office:value-type="string">
            <text:p text:style-name="Table_20_Contents">border-box</text:p>
          </table:table-cell>
          <table:table-cell table:style-name="Table1.A1" office:value-type="string">
            <text:p text:style-name="Table_20_Contents">The width and height properties (and min/max properties) includes content, padding and border</text:p>
          </table:table-cell>
        </table:table-row>
      </table:table>
      <text:p text:style-name="P10"/>
      <text:p text:style-name="P10"><text:span text:style-name="T4">object</text:span>.style.boxSizing="border-box" </text:p>
      <text:p text:style-name="P10"/>
      <text:p text:style-name="P8">body{</text:p>
      <text:p text:style-name="P8"><text:tab/>margin = 0; // <text:span text:style-name="T5">it ensures that left &amp; right no space left, but </text:span></text:p>
      <text:p text:style-name="P8"><text:span text:style-name="T5"><text:tab/><text:tab/><text:tab/> <text:s text:c="4"/>// it does not affect top &amp; bottom ones.</text:span></text:p>
      <text:p text:style-name="P8">}</text:p>
      <text:p text:style-name="P8"/>
      <text:p text:style-name="P8"/>
      <text:p text:style-name="P8"><text:soft-page-break/></text:p>
      <text:p text:style-name="P11">The <text:span text:style-name="Strong_20_Emphasis"><text:span text:style-name="Source_20_Text">margin</text:span></text:span> <text:a xlink:type="simple" xlink:href="https://developer.mozilla.org/en-US/docs/Web/CSS" text:style-name="Internet_20_link" text:visited-style-name="Visited_20_Internet_20_Link">CSS</text:a> property sets the <text:a xlink:type="simple" xlink:href="https://developer.mozilla.org/en-US/docs/Web/CSS/CSS_Box_Model/Introduction_to_the_CSS_box_model" text:style-name="Internet_20_link" text:visited-style-name="Visited_20_Internet_20_Link">margin area</text:a> on all four sides of an element. It is a <text:a xlink:type="simple" xlink:href="https://developer.mozilla.org/en-US/docs/Web/CSS/Shorthand_properties" text:style-name="Internet_20_link" text:visited-style-name="Visited_20_Internet_20_Link">shorthand</text:a> for <text:a xlink:type="simple" xlink:href="https://developer.mozilla.org/en-US/docs/Web/CSS/margin-top" text:style-name="Internet_20_link" text:visited-style-name="Visited_20_Internet_20_Link"><text:span text:style-name="Source_20_Text">margin-top</text:span></text:a>, <text:a xlink:type="simple" xlink:href="https://developer.mozilla.org/en-US/docs/Web/CSS/margin-right" text:style-name="Internet_20_link" text:visited-style-name="Visited_20_Internet_20_Link"><text:span text:style-name="Source_20_Text">margin-right</text:span></text:a>, <text:a xlink:type="simple" xlink:href="https://developer.mozilla.org/en-US/docs/Web/CSS/margin-bottom" text:style-name="Internet_20_link" text:visited-style-name="Visited_20_Internet_20_Link"><text:span text:style-name="Source_20_Text">margin-bottom</text:span></text:a>, and <text:a xlink:type="simple" xlink:href="https://developer.mozilla.org/en-US/docs/Web/CSS/margin-left" text:style-name="Internet_20_link" text:visited-style-name="Visited_20_Internet_20_Link"><text:span text:style-name="Source_20_Text">margin-left</text:span></text:a>.</text:p>
      <text:p text:style-name="P8"/>
      <text:p text:style-name="P24">The <text:span text:style-name="Source_20_Text">margin</text:span> property may be specified using one, two, three, or four values. Each value is a <text:a xlink:type="simple" xlink:href="https://developer.mozilla.org/en-US/docs/Web/CSS/length" text:style-name="Internet_20_link" text:visited-style-name="Visited_20_Internet_20_Link"><text:span text:style-name="Source_20_Text">&lt;length&gt;</text:span></text:a>, a <text:a xlink:type="simple" xlink:href="https://developer.mozilla.org/en-US/docs/Web/CSS/percentage" text:style-name="Internet_20_link" text:visited-style-name="Visited_20_Internet_20_Link"><text:span text:style-name="Source_20_Text">&lt;percentage&gt;</text:span></text:a>, or the keyword <text:a xlink:type="simple" xlink:href="https://developer.mozilla.org/en-US/docs/Web/CSS/margin#auto" text:style-name="Internet_20_link" text:visited-style-name="Visited_20_Internet_20_Link"><text:span text:style-name="Source_20_Text">auto</text:span></text:a>. Negative values draw the element closer to its neighbors than it would be by default.</text:p>
      <text:list xml:id="list3718155449" text:style-name="L2">
        <text:list-item>
          <text:p text:style-name="P27">When <text:span text:style-name="Strong_20_Emphasis">one</text:span> value is specified, it applies the same margin to <text:span text:style-name="Strong_20_Emphasis">all four sides</text:span>. </text:p>
        </text:list-item>
        <text:list-item>
          <text:p text:style-name="P27">When <text:span text:style-name="Strong_20_Emphasis">two</text:span> values are specified, the first margin applies to the <text:span text:style-name="Strong_20_Emphasis">top and bottom</text:span>, the second to the <text:span text:style-name="Strong_20_Emphasis">left and right</text:span>. </text:p>
        </text:list-item>
        <text:list-item>
          <text:p text:style-name="P27">When <text:span text:style-name="Strong_20_Emphasis">three</text:span> values are specified, the first margin applies to the <text:span text:style-name="Strong_20_Emphasis">top</text:span>, the second to the <text:span text:style-name="Strong_20_Emphasis">right and left</text:span>, the third to the <text:span text:style-name="Strong_20_Emphasis">bottom</text:span>. </text:p>
        </text:list-item>
        <text:list-item>
          <text:p text:style-name="P25">When <text:span text:style-name="Strong_20_Emphasis">four</text:span> values are specified, the margins apply to the <text:span text:style-name="Strong_20_Emphasis">top</text:span>, <text:span text:style-name="Strong_20_Emphasis">right</text:span>, <text:span text:style-name="Strong_20_Emphasis">bottom</text:span>, and <text:span text:style-name="Strong_20_Emphasis">left</text:span> in that order (clockwise). </text:p>
        </text:list-item>
      </text:list>
      <text:p text:style-name="P14"/>
      <text:p text:style-name="P15">Event to listen : ‘scroll’</text:p>
      <text:p text:style-name="P15"/>
      <text:p text:style-name="P16">Debouncing in javascript : </text:p>
      <text:p text:style-name="P13">Debouncing in JavaScript is a practice used to improve browser performance. There might be some functionality in a web page which requires time-consuming computations. If such a method is invoked frequently, it might greatly affect the performance of the browser, as JavaScript is a single threaded language. Debouncing is a programming practice used to ensure that time-consuming tasks do not fire so often, that it stalls the performance of the web page. In other words, it limits the rate at which a function gets invoked.</text:p>
      <text:p text:style-name="P13"/>
      <text:p text:style-name="P13">The <text:span text:style-name="Strong_20_Emphasis"><text:span text:style-name="Source_20_Text">debounce()</text:span></text:span><text:span text:style-name="Strong_20_Emphasis"> function</text:span> forces a function to wait a certain amount of time before running again. The function is built to limit the number of times a function is called.</text:p>
      <text:p text:style-name="P13"/>
      <text:p text:style-name="P17"><text:soft-page-break/><text:span text:style-name="T6">Reference : </text:span><text:a xlink:type="simple" xlink:href="https://www.educative.io/edpresso/how-to-use-the-debounce-function-in-javascript" text:style-name="Internet_20_link" text:visited-style-name="Visited_20_Internet_20_Link"><text:span text:style-name="T6">https://www.educative.io/edpresso/how-to-use-the-debounce-function-in-javascript</text:span></text:a></text:p>
      <text:p text:style-name="P17"><text:span text:style-name="T6"/></text:p>
      <text:p text:style-name="P17"><text:a xlink:type="simple" xlink:href="https://www.geeksforgeeks.org/debouncing-in-javascript/" text:style-name="Internet_20_link" text:visited-style-name="Visited_20_Internet_20_Link"><text:span text:style-name="T6">https://www.geeksforgeeks.org/debouncing-in-javascript/</text:span></text:a></text:p>
      <text:p text:style-name="P17"/>
      <text:p text:style-name="P17"/>
      <text:p text:style-name="P17"/>
      <text:p text:style-name="P2">window.scrollY : </text:p>
      <text:p text:style-name="P18">returns the number of pixels that the document is currently scrolled vertically. <text:line-break/><text:span text:style-name="T8">It detects the location in which scroll is in the document. </text:span></text:p>
      <text:p text:style-name="P19">So, that when we scroll reaches near to image, we need to slide in image. </text:p>
      <text:p text:style-name="P19">(tansition : transform)</text:p>
      <text:p text:style-name="P18"/>
      <text:p text:style-name="P20"><text:span text:style-name="T2">window.innerHeight :</text:span><text:span text:style-name="T7"> </text:span></text:p>
      <text:p text:style-name="P20">The innerHeight property returns the height of a window's content area.</text:p>
      <text:p text:style-name="P18"/>
      <text:p text:style-name="P18">image.height</text:p>
      <text:p text:style-name="P18"/>
      <text:p text:style-name="P3">Note: <text:span text:style-name="T5">in normal flow of text with image, image is like block element. Texts</text:span></text:p>
      <text:p text:style-name="P3"><text:span text:style-name="T5">are above and below the images. </text:span></text:p>
      <text:p text:style-name="P4"><text:span text:style-name="T5">Using </text:span>float: //<text:span text:style-name="T5">property we can make image in-line &amp; allow text to be written in </text:span></text:p>
      <text:p text:style-name="P4"><text:span text:style-name="T5">empty space around the image.</text:span></text:p>
      <text:p text:style-name="P2">float: none|left|right|initial|inherit;</text:p>
      <text:p text:style-name="P2"/>
      <text:p text:style-name="P18"/>
      <text:p text:style-name="P18"/>
      <text:p text:style-name="P5">widow.scrollY + window.innerHeight = it gives the position of the pixel at the bottom level</text:p>
      <text:p text:style-name="P5"/>
      <text:p text:style-name="P5">image.offsetTop = it tells how much away is top of the image from the window</text:p>
      <text:p text:style-name="P5"/>
      <text:p text:style-name="P5">image.offsetTop + image.height = it tells the position of the bottom pixel of the image , at this positon image should go off.</text:p>
      <text:p text:style-name="P5"/>
      <text:p text:style-name="P21"/>
      <text:p text:style-name="P6">Doubtful : </text:p>
      <text:p text:style-name="P6">Understand <text:s/>debounce implementation. </text:p>
      <text:p text:style-name="P6">Go through different terms of pixel positions used.</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2-01T13:40:32.858433239</meta:creation-date>
    <dc:date>2021-02-01T15:36:30.359608407</dc:date>
    <meta:editing-duration>PT1H45M37S</meta:editing-duration>
    <meta:editing-cycles>24</meta:editing-cycles>
    <meta:generator>LibreOffice/7.0.4.2$Linux_X86_64 LibreOffice_project/573028415b474775687f7355a6d413c41d013a01</meta:generator>
    <meta:document-statistic meta:table-count="1" meta:image-count="0" meta:object-count="0" meta:page-count="3" meta:paragraph-count="52" meta:word-count="676" meta:character-count="4124" meta:non-whitespace-character-count="3477"/>
  </office:meta>
</office:document-meta>
</file>